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>
      <style:table-properties style:width="14.905cm" fo:margin-left="0.026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05cm"/>
    </style:style>
    <style:style style:name="Tabla1.1" style:family="table-row">
      <style:table-row-properties style:min-row-height="0.914cm" fo:keep-together="auto"/>
    </style:style>
    <style:style style:name="Tabla1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a1.2" style:family="table-row">
      <style:table-row-properties style:min-row-height="0.935cm" fo:keep-together="auto"/>
    </style:style>
    <style:style style:name="Tabla1.A2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a1.3" style:family="table-row">
      <style:table-row-properties style:min-row-height="1.199cm" fo:keep-together="auto"/>
    </style:style>
    <style:style style:name="Tabla1.A7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a1.8" style:family="table-row">
      <style:table-row-properties style:min-row-height="0.501cm" fo:keep-together="auto"/>
    </style:style>
    <style:style style:name="Tabla1.A8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A9" style:family="table-cell">
      <style:table-cell-properties fo:background-color="#c0c0c0" fo:padding-left="0.191cm" fo:padding-right="0.191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1.A10" style:family="table-cell">
      <style:table-cell-properties fo:background-color="#c0c0c0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.B10" style:family="table-cell">
      <style:table-cell-properties fo:background-color="#c0c0c0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575cm" fo:keep-together="auto"/>
    </style:style>
    <style:style style:name="Tabla1.A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5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5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16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6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17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7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18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9" style:family="table-cell">
      <style:table-cell-properties fo:background-color="transparent" fo:padding-left="0.191cm" fo:padding-right="0.191cm" fo:padding-top="0cm" fo:padding-bottom="0cm" fo:border-left="none" fo:border-right="none" fo:border-top="1.5pt solid #000000" fo:border-bottom="1.5pt solid #000000" style:writing-mode="lr-tb">
        <style:background-image/>
      </style:table-cell-properties>
    </style:style>
    <style:style style:name="Tabla1.A20" style:family="table-cell">
      <style:table-cell-properties fo:background-color="#c0c0c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a1.21" style:family="table-row">
      <style:table-row-properties style:min-row-height="0.621cm" fo:keep-together="auto"/>
    </style:style>
    <style:style style:name="Tabla1.A22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2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3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3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1.5pt solid #000000" style:writing-mode="lr-tb"/>
    </style:style>
    <style:style style:name="P1" style:family="paragraph" style:parent-style-name="List_20_Paragraph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6a06e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6a06e" officeooo:paragraph-rsid="0006a06e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paragraph-rsid="0006a06e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6a06e" officeooo:paragraph-rsid="0006a06e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weight="bold" officeooo:paragraph-rsid="0006a06e" style:letter-kerning="false" style:font-name-asian="Times New Roman" style:font-size-asian="8pt" style:language-asian="es" style:country-asian="ES" style:font-weight-asian="bold" style:font-name-complex="Times New Roman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AR" fo:font-style="italic" officeooo:rsid="0006a06e" officeooo:paragraph-rsid="0006a06e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10pt" fo:language="es" fo:country="ES" fo:font-weight="bold" officeooo:paragraph-rsid="0006a06e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10pt" fo:language="es" fo:country="ES" fo:font-weight="bold" officeooo:paragraph-rsid="0006a06e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Verdana" fo:font-size="10pt" fo:language="es" fo:country="ES" fo:font-weight="bold" officeooo:paragraph-rsid="0006a06e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officeooo:paragraph-rsid="0006a06e" style:letter-kerning="false" style:font-name-asian="Times New Roman" style:language-asian="es" style:country-asian="ES" style:font-name-complex="Times New Roman" style:language-complex="ar" style:country-complex="SA"/>
    </style:style>
    <style:style style:name="P14" style:family="paragraph" style:parent-style-name="Standard">
      <style:text-properties officeooo:paragraph-rsid="0006a06e"/>
    </style:style>
    <style:style style:name="P15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6a06e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6" style:family="paragraph" style:parent-style-name="List_20_Paragraph" style:list-style-name="WWNum5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7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7143a" officeooo:paragraph-rsid="0007143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8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e4a95" officeooo:paragraph-rsid="0007143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es" fo:country="ES" officeooo:paragraph-rsid="0007143a" style:letter-kerning="false" style:font-name-asian="Times New Roman" style:language-asian="es" style:country-asian="ES" style:font-name-complex="Times New Roman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07143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rsid="00051e22" officeooo:paragraph-rsid="0007143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rsid="0007143a" officeooo:paragraph-rsid="0007143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051e22" style:font-size-asian="8pt" style:font-size-complex="8pt"/>
    </style:style>
    <style:style style:name="T3" style:family="text">
      <style:text-properties style:font-name="Verdana" fo:font-size="8pt" officeooo:rsid="0007143a" style:font-size-asian="8pt" style:font-size-complex="8pt"/>
    </style:style>
    <style:style style:name="T4" style:family="text">
      <style:text-properties style:font-name="Verdana" fo:font-size="10pt" fo:font-weight="bold" style:font-size-asian="10pt" style:font-weight-asian="bold" style:font-size-complex="10pt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fo:language="es" fo:country="ES"/>
    </style:style>
    <style:style style:name="T7" style:family="text">
      <style:text-properties officeooo:rsid="0007143a"/>
    </style:style>
    <style:style style:name="T8" style:family="text">
      <style:text-properties officeooo:rsid="00223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0">Caso de uso: </text:p>
            <text:p text:style-name="P3">Listado Stock de Materiales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0">Actor: </text:p>
            <text:p text:style-name="P3">Usuario inter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Objetivos / propósito: </text:p>
            <text:p text:style-name="P5">Visualizar el stock de los materiales para fabricar los productos.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Resumen: </text:p>
            <text:p text:style-name="P5">El usuario podrá ingresar a la pantalla Listado de stock. En la misma visualizara 1 tabla por categoría de materiales. Podrá aplicar filtros para una mejor búsqueda de materiales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Requisitos: </text:p>
            <text:p text:style-name="P4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1">Precondiciones: </text:p>
            <text:p text:style-name="P2"><text:s/>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10">Interfaces: </text:p>
            <text:p text:style-name="P7">Listado de Stock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12"/>
          </table:table-cell>
          <table:covered-table-cell/>
        </table:table-row>
        <table:table-row table:style-name="Tabla1.8">
          <table:table-cell table:style-name="Tabla1.A9" table:number-columns-spanned="2" office:value-type="string">
            <text:p text:style-name="P12">Escenario (Curso Normal)</text:p>
          </table:table-cell>
          <table:covered-table-cell/>
        </table:table-row>
        <table:table-row table:style-name="Tabla1.8">
          <table:table-cell table:style-name="Tabla1.A10" office:value-type="string">
            <text:p text:style-name="P8">Eventos (del Actor o Usuario)</text:p>
          </table:table-cell>
          <table:table-cell table:style-name="Tabla1.B10" office:value-type="string">
            <text:p text:style-name="P8">Respuesta del Sistema</text:p>
          </table:table-cell>
        </table:table-row>
        <table:table-row table:style-name="Tabla1.11">
          <table:table-cell table:style-name="Tabla1.A11" office:value-type="string">
            <text:list xml:id="list1766534556" text:style-name="WWNum2">
              <text:list-item>
                <text:p text:style-name="P15">El actor inicia el caso de uso</text:p>
              </text:list-item>
            </text:list>
          </table:table-cell>
          <table:table-cell table:style-name="Tabla1.B11" office:value-type="string">
            <text:p text:style-name="P2">1.1. </text:p>
          </table:table-cell>
        </table:table-row>
        <table:table-row table:style-name="Tabla1.11">
          <table:table-cell table:style-name="Tabla1.A12" office:value-type="string">
            <text:list xml:id="list103016521360319" text:continue-numbering="true" text:style-name="WWNum2">
              <text:list-item>
                <text:p text:style-name="P15">El actor deberá seleccionar del menú lateral la opción “Listado de Stock”</text:p>
              </text:list-item>
            </text:list>
          </table:table-cell>
          <table:table-cell table:style-name="Tabla1.B12" office:value-type="string">
            <text:p text:style-name="P2"/>
          </table:table-cell>
        </table:table-row>
        <table:table-row table:style-name="Tabla1.11">
          <table:table-cell table:style-name="Tabla1.A13" office:value-type="string">
            <text:list xml:id="list103017768258768" text:continue-numbering="true" text:style-name="WWNum2">
              <text:list-item>
                <text:p text:style-name="P15">Al ingresar a la sección de listado de Stock. Visualizara en una tabla las propiedades de todos los Materiales</text:p>
              </text:list-item>
            </text:list>
            <text:p text:style-name="P1"/>
          </table:table-cell>
          <table:table-cell table:style-name="Tabla1.B13" office:value-type="string">
            <text:p text:style-name="P19"><text:span text:style-name="T1">3.1. </text:span><text:span text:style-name="T2">El sistema a través del método </text:span><text:span text:style-name="T3">getStockCategory</text:span><text:span text:style-name="T2">() hace una consulta al endpoint de la API para traer todos los tipos de </text:span><text:span text:style-name="T3">insumos</text:span><text:span text:style-name="T2">.</text:span></text:p>
            <text:p text:style-name="P21"/>
            <text:p text:style-name="P21">3.2 El sistema a través del método get<text:span text:style-name="T7">MaterialStock</text:span>() hace una consulta al endpoint de la API para traer todos <text:span text:style-name="T7">insumos</text:span>.</text:p>
          </table:table-cell>
        </table:table-row>
        <table:table-row table:style-name="Tabla1.11">
          <table:table-cell table:style-name="Tabla1.A14" office:value-type="string">
            <text:list xml:id="list103016799911043" text:continue-numbering="true" text:style-name="WWNum2">
              <text:list-item>
                <text:p text:style-name="P15">El actor podrá filtrar seleccionando desde un dropdownlist, una categoría en especifico.</text:p>
              </text:list-item>
            </text:list>
          </table:table-cell>
          <table:table-cell table:style-name="Tabla1.B14" office:value-type="string">
            <text:p text:style-name="P2">4.1. </text:p>
          </table:table-cell>
        </table:table-row>
        <table:table-row table:style-name="Tabla1.11">
          <table:table-cell table:style-name="Tabla1.A17" office:value-type="string">
            <text:list xml:id="list103017990876636" text:continue-numbering="true" text:style-name="WWNum2">
              <text:list-item>
                <text:p text:style-name="P18">El actor podrá filtrar por la categoría del <text:span text:style-name="T7">insumo</text:span> que quiera consultar</text:p>
              </text:list-item>
            </text:list>
          </table:table-cell>
          <table:table-cell table:style-name="Tabla1.B17" office:value-type="string">
            <text:p text:style-name="P20"><text:span text:style-name="T7">5.1 </text:span><text:span text:style-name="T8">El sistema utilizara el método </text:span><text:span text:style-name="T7">startOnSetFilterStockCategory</text:span><text:span text:style-name="T8">(idCategory) para hacer una consulta a la API y filtrar </text:span><text:span text:style-name="T7">los insumos</text:span><text:span text:style-name="T8"> por la categoría seleccionada</text:span></text:p>
            <text:p text:style-name="P22"/>
          </table:table-cell>
        </table:table-row>
        <table:table-row table:style-name="Tabla1.11">
          <table:table-cell table:style-name="Tabla1.A17" office:value-type="string">
            <text:list xml:id="list103017106400342" text:continue-numbering="true" text:style-name="WWNum2">
              <text:list-item>
                <text:p text:style-name="P18">Al filtrar por la categoría aparecerá un nuevo dropdownlist de filtro donde podrá elegir el diámetro nominal por el que quiera consultar</text:p>
              </text:list-item>
            </text:list>
          </table:table-cell>
          <table:table-cell table:style-name="Tabla1.B17" office:value-type="string">
            <text:p text:style-name="P20"><text:span text:style-name="T7">6.1 </text:span><text:span text:style-name="T8">El sistema utilizara el método </text:span><text:span text:style-name="T7">startOnSetListDiameters</text:span><text:span text:style-name="T8">(idCategory) para hacer una consulta a la API y </text:span><text:span text:style-name="T7">llenar el la lista desplegable con todos los diámetros nominal correspondiente a esa categoria</text:span></text:p>
            <text:p text:style-name="P20"/>
          </table:table-cell>
        </table:table-row>
        <table:table-row table:style-name="Tabla1.11">
          <table:table-cell table:style-name="Tabla1.A17" office:value-type="string">
            <text:list xml:id="list103016479331318" text:continue-numbering="true" text:style-name="WWNum2">
              <text:list-item>
                <text:p text:style-name="P17">Se listaran los insumos filtrados por diametro nominal</text:p>
              </text:list-item>
            </text:list>
          </table:table-cell>
          <table:table-cell table:style-name="Tabla1.B17" office:value-type="string">
            <text:p text:style-name="P22">7.1 <text:s text:c="2"/>El sistema utilizara el metodo startOnSetFilterStockCategoryAndDiameter(idCategory,diameter) para hacer una consulta a la API y filtrar todos los insumos</text:p>
          </table:table-cell>
        </table:table-row>
        <table:table-row table:style-name="Tabla1.11">
          <table:table-cell table:style-name="Tabla1.A18" office:value-type="string">
            <text:list xml:id="list103017072366466" text:continue-numbering="true" text:style-name="WWNum2">
              <text:list-item>
                <text:p text:style-name="P15">Fin caso de uso</text:p>
              </text:list-item>
            </text:list>
          </table:table-cell>
          <table:table-cell table:style-name="Tabla1.B18" office:value-type="string">
            <text:p text:style-name="P2"><text:s text:c="2"/></text:p>
          </table:table-cell>
        </table:table-row>
        <table:table-row table:style-name="Tabla1.8">
          <table:table-cell table:style-name="Tabla1.A19" table:number-columns-spanned="2" office:value-type="string">
            <text:p text:style-name="P12"/>
          </table:table-cell>
          <table:covered-table-cell/>
        </table:table-row>
        <table:table-row table:style-name="Tabla1.8">
          <table:table-cell table:style-name="Tabla1.A20" table:number-columns-spanned="2" office:value-type="string">
            <text:p text:style-name="P12">Excepciones</text:p>
          </table:table-cell>
          <table:covered-table-cell/>
        </table:table-row>
        <text:soft-page-break/>
        <table:table-row table:style-name="Tabla1.21">
          <table:table-cell table:style-name="Tabla1.A20" office:value-type="string">
            <text:p text:style-name="P8">Eventos (del Actor o Usuario)</text:p>
          </table:table-cell>
          <table:table-cell table:style-name="Tabla1.A20" office:value-type="string">
            <text:p text:style-name="P8">Respuesta del Sistema</text:p>
          </table:table-cell>
        </table:table-row>
        <table:table-row table:style-name="Tabla1.11">
          <table:table-cell table:style-name="Tabla1.A22" office:value-type="string">
            <text:p text:style-name="P1">5. <text:s/></text:p>
            <text:p text:style-name="P11"/>
          </table:table-cell>
          <table:table-cell table:style-name="Tabla1.B22" office:value-type="string">
            <text:p text:style-name="P2">5.1. </text:p>
          </table:table-cell>
        </table:table-row>
        <table:table-row table:style-name="Tabla1.11">
          <table:table-cell table:style-name="Tabla1.A23" office:value-type="string">
            <text:p text:style-name="P1"/>
          </table:table-cell>
          <table:table-cell table:style-name="Tabla1.B23" office:value-type="string">
            <text:p text:style-name="P2">5.2. </text:p>
          </table:table-cell>
        </table:table-row>
        <table:table-row table:style-name="Tabla1.11">
          <table:table-cell table:style-name="Tabla1.A24" office:value-type="string">
            <text:list xml:id="list1206052548" text:style-name="WWNum5">
              <text:list-item>
                <text:p text:style-name="P16"/>
              </text:list-item>
            </text:list>
          </table:table-cell>
          <table:table-cell table:style-name="Tabla1.B24" office:value-type="string">
            <text:p text:style-name="P2"/>
          </table:table-cell>
        </table:table-row>
        <table:table-row table:style-name="Tabla1.8">
          <table:table-cell table:style-name="Tabla1.A8" table:number-columns-spanned="2" office:value-type="string">
            <text:p text:style-name="P10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10">Nota sobre el escenario:</text:p>
            <text:p text:style-name="P5">Ninguno</text:p>
            <text:p text:style-name="P6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3"><text:span text:style-name="T4">Pos condiciones:</text:span><text:span text:style-name="T5"> </text:span></text:p>
            <text:p text:style-name="P3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Casos de Uso utilizados: </text:p>
            <text:p text:style-name="P9">Iniciar Session, <text:span text:style-name="T6">Listado Stock de Materiales</text:span>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Interfaces requeridas: </text:p>
            <text:p text:style-name="P7">Listado de Stock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Restricciones de tiempo: </text:p>
            <text:p text:style-name="P4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0">Autor Última Modificación: </text:p>
            <text:p text:style-name="P3">Franco D’Agostino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10">Fecha Última Modificación: </text:p>
            <text:p text:style-name="P3">21/1/2023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3:01:23.752000000</meta:creation-date>
    <dc:date>2023-02-21T10:30:15.912000000</dc:date>
    <meta:editing-duration>PT20M8S</meta:editing-duration>
    <meta:editing-cycles>2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52" meta:word-count="337" meta:character-count="2191" meta:non-whitespace-character-count="1888"/>
  </office:meta>
</office:document-meta>
</file>